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11">
      <style:table-cell-properties fo:background-color="transparent" fo:border="0.002cm solid #000000"/>
    </style:style>
    <style:style style:name="ce5" style:family="table-cell" style:parent-style-name="Default" style:data-style-name="N111">
      <style:table-cell-properties fo:border="0.002cm solid #000000"/>
    </style:style>
    <style:style style:name="ce6" style:family="table-cell" style:parent-style-name="Default" style:data-style-name="N111">
      <style:table-cell-properties fo:background-color="transparent"/>
    </style:style>
    <style:style style:name="ce7" style:family="table-cell" style:parent-style-name="Default" style:data-style-name="N60"/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ackground-color="#99cc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60">
      <style:table-cell-properties fo:background-color="transparent"/>
    </style:style>
    <style:style style:name="ce12" style:family="table-cell" style:parent-style-name="Default">
      <style:table-cell-properties fo:background-color="transparent" fo:border="0.002cm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Fs</text:p>
          </table:table-cell>
          <table:table-cell office:value-type="string">
            <text:p>T</text:p>
          </table:table-cell>
          <table:table-cell table:number-columns-repeated="11"/>
        </table:table-row>
        <table:table-row table:style-name="ro1">
          <table:table-cell office:value-type="float" office:value="22050">
            <text:p>22050</text:p>
          </table:table-cell>
          <table:table-cell table:style-name="ce8" table:formula="of:=1/[.A2]" office:value-type="float" office:value="0.0000453514739229025">
            <text:p>4,5351E-005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F1</text:p>
          </table:table-cell>
          <table:table-cell office:value-type="string">
            <text:p>B1</text:p>
          </table:table-cell>
          <table:table-cell office:value-type="string">
            <text:p>F2</text:p>
          </table:table-cell>
          <table:table-cell office:value-type="string">
            <text:p>B2</text:p>
          </table:table-cell>
          <table:table-cell/>
          <table:table-cell office:value-type="string">
            <text:p>A1</text:p>
          </table:table-cell>
          <table:table-cell office:value-type="string">
            <text:p>A2</text:p>
          </table:table-cell>
          <table:table-cell table:number-columns-repeated="6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9" table:formula="of:=(1-[.F9]*[.$B$2]/2)/(1+[.F9]*[.$B$2]/2)" office:value-type="float" office:value="0.981088759598697">
            <text:p>9,8109E-001</text:p>
          </table:table-cell>
          <table:table-cell table:style-name="ce1" office:value-type="float" office:value="14320">
            <text:p>14320</text:p>
          </table:table-cell>
          <table:table-cell table:style-name="ce9" table:formula="of:=(1-[.G9]*[.$B$2]/2)/(1+[.G9]*[.$B$2]/2)" office:value-type="float" office:value="-0.342160287255498">
            <text:p>-3,4216E-001</text:p>
          </table:table-cell>
          <table:table-cell table:style-name="ce1"/>
          <table:table-cell table:style-name="ce9" table:formula="of:=[.A9]*2*PI()" office:value-type="float" office:value="420.973415581032">
            <text:p>4,2097E+002</text:p>
          </table:table-cell>
          <table:table-cell table:style-name="ce9" table:formula="of:=[.C9]*2*PI()" office:value-type="float" office:value="89975.2135988117">
            <text:p>8,9975E+004</text:p>
          </table:table-cell>
          <table:table-cell table:number-columns-repeated="6"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9" table:formula="of:=(1-[.F10]*[.$B$2]/2)/(1+[.F10]*[.$B$2]/2)" office:value-type="float" office:value="0.907592787930818">
            <text:p>9,0759E-001</text:p>
          </table:table-cell>
          <table:table-cell table:style-name="ce1" office:value-type="float" office:value="2256">
            <text:p>2256</text:p>
          </table:table-cell>
          <table:table-cell table:style-name="ce9" table:formula="of:=(1-[.G10]*[.$B$2]/2)/(1+[.G10]*[.$B$2]/2)" office:value-type="float" office:value="0.513516992382066">
            <text:p>5,1352E-001</text:p>
          </table:table-cell>
          <table:table-cell table:style-name="ce1"/>
          <table:table-cell table:style-name="ce9" table:formula="of:=[.A10]*2*PI()" office:value-type="float" office:value="2136.28300444106">
            <text:p>2,1363E+003</text:p>
          </table:table-cell>
          <table:table-cell table:style-name="ce9" table:formula="of:=[.C10]*2*PI()" office:value-type="float" office:value="14174.8660529971">
            <text:p>1,4175E+004</text:p>
          </table:table-cell>
          <table:table-cell table:number-columns-repeated="6"/>
        </table:table-row>
        <table:table-row table:style-name="ro1">
          <table:table-cell table:style-name="ce1" office:value-type="float" office:value="1289">
            <text:p>1289</text:p>
          </table:table-cell>
          <table:table-cell table:style-name="ce9" table:formula="of:=(1-[.F11]*[.$B$2]/2)/(1+[.F11]*[.$B$2]/2)" office:value-type="float" office:value="0.689686704785322">
            <text:p>6,8969E-001</text:p>
          </table:table-cell>
          <table:table-cell table:style-name="ce1" office:value-type="float" office:value="753">
            <text:p>753</text:p>
          </table:table-cell>
          <table:table-cell table:style-name="ce9" table:formula="of:=(1-[.G11]*[.$B$2]/2)/(1+[.G11]*[.$B$2]/2)" office:value-type="float" office:value="0.806220825925251">
            <text:p>8,0622E-001</text:p>
          </table:table-cell>
          <table:table-cell table:style-name="ce1"/>
          <table:table-cell table:style-name="ce9" table:formula="of:=[.A11]*2*PI()" office:value-type="float" office:value="8099.02586095449">
            <text:p>8,0990E+003</text:p>
          </table:table-cell>
          <table:table-cell table:style-name="ce9" table:formula="of:=[.C11]*2*PI()" office:value-type="float" office:value="4731.23853630623">
            <text:p>4,7312E+003</text:p>
          </table:table-cell>
          <table:table-cell table:number-columns-repeated="6"/>
        </table:table-row>
        <table:table-row table:style-name="ro1">
          <table:table-cell table:style-name="ce1" office:value-type="float" office:value="4399">
            <text:p>4399</text:p>
          </table:table-cell>
          <table:table-cell table:style-name="ce9" table:formula="of:=(1-[.F12]*[.$B$2]/2)/(1+[.F12]*[.$B$2]/2)" office:value-type="float" office:value="0.229444233156103">
            <text:p>2,2944E-001</text:p>
          </table:table-cell>
          <table:table-cell table:style-name="ce1" office:value-type="float" office:value="220">
            <text:p>220</text:p>
          </table:table-cell>
          <table:table-cell table:style-name="ce9" table:formula="of:=(1-[.G12]*[.$B$2]/2)/(1+[.G12]*[.$B$2]/2)" office:value-type="float" office:value="0.939215882035377">
            <text:p>9,3922E-001</text:p>
          </table:table-cell>
          <table:table-cell table:style-name="ce1"/>
          <table:table-cell table:style-name="ce9" table:formula="of:=[.A12]*2*PI()" office:value-type="float" office:value="27639.732166283">
            <text:p>2,7640E+004</text:p>
          </table:table-cell>
          <table:table-cell table:style-name="ce9" table:formula="of:=[.C12]*2*PI()" office:value-type="float" office:value="1382.30076757951">
            <text:p>1,3823E+003</text:p>
          </table:table-cell>
          <table:table-cell table:number-columns-repeated="6"/>
        </table:table-row>
        <table:table-row table:style-name="ro1">
          <table:table-cell office:value-type="float" office:value="1895">
            <text:p>1895</text:p>
          </table:table-cell>
          <table:table-cell table:style-name="ce8" table:formula="of:=(1-[.F13]*[.$B$2]/2)/(1+[.F13]*[.$B$2]/2)" office:value-type="float" office:value="0.574813380196383">
            <text:p>5,7481E-001</text:p>
          </table:table-cell>
          <table:table-cell office:value-type="float" office:value="227">
            <text:p>227</text:p>
          </table:table-cell>
          <table:table-cell table:style-name="ce8" table:formula="of:=(1-[.G13]*[.$B$2]/2)/(1+[.G13]*[.$B$2]/2)" office:value-type="float" office:value="0.937342433042387">
            <text:p>9,3734E-001</text:p>
          </table:table-cell>
          <table:table-cell/>
          <table:table-cell table:style-name="ce8" table:formula="of:=[.A13]*2*PI()" office:value-type="float" office:value="11906.6361571053">
            <text:p>1,1907E+004</text:p>
          </table:table-cell>
          <table:table-cell table:style-name="ce8" table:formula="of:=[.C13]*2*PI()" office:value-type="float" office:value="1426.28306472977">
            <text:p>1,4263E+003</text:p>
          </table:table-cell>
          <table:table-cell table:number-columns-repeated="6"/>
        </table:table-row>
        <table:table-row table:style-name="ro1">
          <table:table-cell office:value-type="float" office:value="5669">
            <text:p>5669</text:p>
          </table:table-cell>
          <table:table-cell table:style-name="ce8" table:formula="of:=(1-[.F14]*[.$B$2]/2)/(1+[.F14]*[.$B$2]/2)" office:value-type="float" office:value="0.106380942236007">
            <text:p>1,0638E-001</text:p>
          </table:table-cell>
          <table:table-cell office:value-type="float" office:value="76">
            <text:p>76</text:p>
          </table:table-cell>
          <table:table-cell table:style-name="ce8" table:formula="of:=(1-[.G14]*[.$B$2]/2)/(1+[.G14]*[.$B$2]/2)" office:value-type="float" office:value="0.978575656024449">
            <text:p>9,7858E-001</text:p>
          </table:table-cell>
          <table:table-cell/>
          <table:table-cell table:style-name="ce8" table:formula="of:=[.A14]*2*PI()" office:value-type="float" office:value="35619.3775064011">
            <text:p>3,5619E+004</text:p>
          </table:table-cell>
          <table:table-cell table:style-name="ce8" table:formula="of:=[.C14]*2*PI()" office:value-type="float" office:value="477.522083345649">
            <text:p>4,7752E+002</text:p>
          </table:table-cell>
          <table:table-cell table:number-columns-repeated="6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2" office:value-type="string" table:number-columns-spanned="7" table:number-rows-spanned="2">
            <text:p>1-Order All-Pass Filter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3" office:value-type="string" table:number-columns-spanned="6" table:number-rows-spanned="2">
            <text:p>2-Order All-Pass Filter</text:p>
          </table:table-cell>
          <table:covered-table-cell table:number-columns-repeated="5"/>
        </table:table-row>
        <table:table-row table:style-name="ro1"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number-columns-repeated="6"/>
        </table:table-row>
        <table:table-row table:style-name="ro1">
          <table:table-cell table:style-name="ce3" table:number-columns-repeated="5"/>
          <table:table-cell table:style-name="ce3" office:value-type="string">
            <text:p>1/RC</text:p>
          </table:table-cell>
          <table:table-cell table:style-name="ce3" office:value-type="string">
            <text:p>1/RC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1 RC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RC F2</text:p>
          </table:table-cell>
          <table:table-cell table:style-name="ce3" office:value-type="string">
            <text:p>B2</text:p>
          </table:table-cell>
          <table:table-cell table:style-name="ce3"/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</table:table-row>
        <table:table-row table:style-name="ro1">
          <table:table-cell table:style-name="ce4" office:value-type="float" office:value="0.0062156">
            <text:p>6,2156E-003</text:p>
          </table:table-cell>
          <table:table-cell table:style-name="ce4" table:formula="of:=(1-[.F26]*[.$B$2]/2)/(1+[.F26]*[.$B$2]/2)" office:value-type="float" office:value="0.992730126747332">
            <text:p>9,9273E-001</text:p>
          </table:table-cell>
          <table:table-cell table:style-name="ce4" office:value-type="float" office:value="0.023192">
            <text:p>2,3192E-002</text:p>
          </table:table-cell>
          <table:table-cell table:style-name="ce4" table:formula="of:=(1-[.G26]*[.$B$2]/2)/(1+[.G26]*[.$B$2]/2)" office:value-type="float" office:value="0.998046430868268">
            <text:p>9,9805E-001</text:p>
          </table:table-cell>
          <table:table-cell table:style-name="ce12"/>
          <table:table-cell table:style-name="ce4" table:formula="of:=1/[.A26]" office:value-type="float" office:value="160.885513868331">
            <text:p>1,6089E+002</text:p>
          </table:table-cell>
          <table:table-cell table:style-name="ce4" table:formula="of:=1/[.C26]" office:value-type="float" office:value="43.1183166609176">
            <text:p>4,3118E+001</text:p>
          </table:table-cell>
          <table:table-cell table:style-name="ce8" table:formula="of:=POWER(([.L26]-1);2)/POWER(([.L26]+1);2)" office:value-type="float" office:value="0.985513104551774">
            <text:p>9,8551E-001</text:p>
          </table:table-cell>
          <table:table-cell table:style-name="ce8" table:formula="of:=2*([.L26]-1)/([.L26]+1)" office:value-type="float" office:value="1.98546025349466">
            <text:p>1,9855E+000</text:p>
          </table:table-cell>
          <table:table-cell table:style-name="ce8" table:formula="of:=POWER(([.M26]-1);2)/POWER(([.M26]+1);2)" office:value-type="float" office:value="0.996096678168888">
            <text:p>9,9610E-001</text:p>
          </table:table-cell>
          <table:table-cell table:style-name="ce8" table:formula="of:=2*([.M26]-1)/([.M26]+1)" office:value-type="float" office:value="1.99609286173654">
            <text:p>1,9961E+000</text:p>
          </table:table-cell>
          <table:table-cell table:style-name="ce8" table:formula="of:=2/([.F26]*[.$B$2])" office:value-type="float" office:value="274.10796">
            <text:p>2,7411E+002</text:p>
          </table:table-cell>
          <table:table-cell table:style-name="ce8" table:formula="of:=2/([.G26]*[.$B$2])" office:value-type="float" office:value="1022.7672">
            <text:p>1,0228E+003</text:p>
          </table:table-cell>
        </table:table-row>
        <table:table-row table:style-name="ro1">
          <table:table-cell table:style-name="ce4" office:value-type="float" office:value="0.0010981">
            <text:p>1,0981E-003</text:p>
          </table:table-cell>
          <table:table-cell table:style-name="ce4" table:formula="of:=(1-[.F27]*[.$B$2]/2)/(1+[.F27]*[.$B$2]/2)" office:value-type="float" office:value="0.959535639087035">
            <text:p>9,5954E-001</text:p>
          </table:table-cell>
          <table:table-cell table:style-name="ce4" office:value-type="float" office:value="0.0025338">
            <text:p>2,5338E-003</text:p>
          </table:table-cell>
          <table:table-cell table:style-name="ce4" table:formula="of:=(1-[.G27]*[.$B$2]/2)/(1+[.G27]*[.$B$2]/2)" office:value-type="float" office:value="0.982260158675785">
            <text:p>9,8226E-001</text:p>
          </table:table-cell>
          <table:table-cell table:style-name="ce12"/>
          <table:table-cell table:style-name="ce4" table:formula="of:=1/[.A27]" office:value-type="float" office:value="910.66387396412">
            <text:p>9,1066E+002</text:p>
          </table:table-cell>
          <table:table-cell table:style-name="ce4" table:formula="of:=1/[.C27]" office:value-type="float" office:value="394.664140816165">
            <text:p>3,9466E+002</text:p>
          </table:table-cell>
          <table:table-cell table:style-name="ce8" table:formula="of:=POWER(([.L27]-1);2)/POWER(([.L27]+1);2)" office:value-type="float" office:value="0.920708642678165">
            <text:p>9,2071E-001</text:p>
          </table:table-cell>
          <table:table-cell table:style-name="ce8" table:formula="of:=2*([.L27]-1)/([.L27]+1)" office:value-type="float" office:value="1.91907127817407">
            <text:p>1,9191E+000</text:p>
          </table:table-cell>
          <table:table-cell table:style-name="ce8" table:formula="of:=POWER(([.M27]-1);2)/POWER(([.M27]+1);2)" office:value-type="float" office:value="0.964835019321778">
            <text:p>9,6484E-001</text:p>
          </table:table-cell>
          <table:table-cell table:style-name="ce8" table:formula="of:=2*([.M27]-1)/([.M27]+1)" office:value-type="float" office:value="1.96452031735157">
            <text:p>1,9645E+000</text:p>
          </table:table-cell>
          <table:table-cell table:style-name="ce8" table:formula="of:=2/([.F27]*[.$B$2])" office:value-type="float" office:value="48.42621">
            <text:p>4,8426E+001</text:p>
          </table:table-cell>
          <table:table-cell table:style-name="ce8" table:formula="of:=2/([.G27]*[.$B$2])" office:value-type="float" office:value="111.74058">
            <text:p>1,1174E+002</text:p>
          </table:table-cell>
        </table:table-row>
        <table:table-row table:style-name="ro1">
          <table:table-cell table:style-name="ce4" office:value-type="float" office:value="0.00020827">
            <text:p>2,0827E-004</text:p>
          </table:table-cell>
          <table:table-cell table:style-name="ce4" table:formula="of:=(1-[.F28]*[.$B$2]/2)/(1+[.F28]*[.$B$2]/2)" office:value-type="float" office:value="0.8036271441093">
            <text:p>8,0363E-001</text:p>
          </table:table-cell>
          <table:table-cell table:style-name="ce4" office:value-type="float" office:value="0.00048056">
            <text:p>4,8056E-004</text:p>
          </table:table-cell>
          <table:table-cell table:style-name="ce4" table:formula="of:=(1-[.G28]*[.$B$2]/2)/(1+[.G28]*[.$B$2]/2)" office:value-type="float" office:value="0.909880259703463">
            <text:p>9,0988E-001</text:p>
          </table:table-cell>
          <table:table-cell table:style-name="ce12"/>
          <table:table-cell table:style-name="ce4" table:formula="of:=1/[.A28]" office:value-type="float" office:value="4801.45964373169">
            <text:p>4,8015E+003</text:p>
          </table:table-cell>
          <table:table-cell table:style-name="ce4" table:formula="of:=1/[.C28]" office:value-type="float" office:value="2080.90561012152">
            <text:p>2,0809E+003</text:p>
          </table:table-cell>
          <table:table-cell table:style-name="ce8" table:formula="of:=POWER(([.L28]-1);2)/POWER(([.L28]+1);2)" office:value-type="float" office:value="0.64581658674927">
            <text:p>6,4582E-001</text:p>
          </table:table-cell>
          <table:table-cell table:style-name="ce8" table:formula="of:=2*([.L28]-1)/([.L28]+1)" office:value-type="float" office:value="1.6072542882186">
            <text:p>1,6073E+000</text:p>
          </table:table-cell>
          <table:table-cell table:style-name="ce8" table:formula="of:=POWER(([.M28]-1);2)/POWER(([.M28]+1);2)" office:value-type="float" office:value="0.827882086998041">
            <text:p>8,2788E-001</text:p>
          </table:table-cell>
          <table:table-cell table:style-name="ce8" table:formula="of:=2*([.M28]-1)/([.M28]+1)" office:value-type="float" office:value="1.81976051940693">
            <text:p>1,8198E+000</text:p>
          </table:table-cell>
          <table:table-cell table:style-name="ce8" table:formula="of:=2/([.F28]*[.$B$2])" office:value-type="float" office:value="9.184707">
            <text:p>9,1847E+000</text:p>
          </table:table-cell>
          <table:table-cell table:style-name="ce8" table:formula="of:=2/([.G28]*[.$B$2])" office:value-type="float" office:value="21.192696">
            <text:p>2,1193E+001</text:p>
          </table:table-cell>
        </table:table-row>
        <table:table-row table:style-name="ro1">
          <table:table-cell table:style-name="ce4" office:value-type="float" office:value="0.000022754">
            <text:p>2,2754E-005</text:p>
          </table:table-cell>
          <table:table-cell table:style-name="ce4" table:formula="of:=(1-[.F29]*[.$B$2]/2)/(1+[.F29]*[.$B$2]/2)" office:value-type="float" office:value="0.00172272708986095">
            <text:p>1,7227E-003</text:p>
          </table:table-cell>
          <table:table-cell table:style-name="ce4" office:value-type="float" office:value="0.000084902">
            <text:p>8,4902E-005</text:p>
          </table:table-cell>
          <table:table-cell table:style-name="ce4" table:formula="of:=(1-[.G29]*[.$B$2]/2)/(1+[.G29]*[.$B$2]/2)" office:value-type="float" office:value="0.578430675306421">
            <text:p>5,7843E-001</text:p>
          </table:table-cell>
          <table:table-cell table:style-name="ce12"/>
          <table:table-cell table:style-name="ce4" table:formula="of:=1/[.A29]" office:value-type="float" office:value="43948.3167794674">
            <text:p>4,3948E+004</text:p>
          </table:table-cell>
          <table:table-cell table:style-name="ce4" table:formula="of:=1/[.C29]" office:value-type="float" office:value="11778.2855527549">
            <text:p>1,1778E+004</text:p>
          </table:table-cell>
          <table:table-cell table:style-name="ce8" table:formula="of:=POWER(([.L29]-1);2)/POWER(([.L29]+1);2)" office:value-type="float" office:value="0.00000296778862614084">
            <text:p>2,9678E-006</text:p>
          </table:table-cell>
          <table:table-cell table:style-name="ce8" table:formula="of:=2*([.L29]-1)/([.L29]+1)" office:value-type="float" office:value="0.00344545417972194">
            <text:p>3,4455E-003</text:p>
          </table:table-cell>
          <table:table-cell table:style-name="ce8" table:formula="of:=POWER(([.M29]-1);2)/POWER(([.M29]+1);2)" office:value-type="float" office:value="0.334582046135442">
            <text:p>3,3458E-001</text:p>
          </table:table-cell>
          <table:table-cell table:style-name="ce8" table:formula="of:=2*([.M29]-1)/([.M29]+1)" office:value-type="float" office:value="1.15686135061284">
            <text:p>1,1569E+000</text:p>
          </table:table-cell>
          <table:table-cell table:style-name="ce8" table:formula="of:=2/([.F29]*[.$B$2])" office:value-type="float" office:value="1.0034514">
            <text:p>1,0035E+000</text:p>
          </table:table-cell>
          <table:table-cell table:style-name="ce8" table:formula="of:=2/([.G29]*[.$B$2])" office:value-type="float" office:value="3.7441782">
            <text:p>3,7442E+000</text:p>
          </table:table-cell>
        </table:table-row>
        <table:table-row table:style-name="ro1">
          <table:table-cell table:style-name="ce5"/>
          <table:table-cell table:style-name="ce4" table:formula="of:=(1-[.F30]*[.$B$2]/2)/(1+[.F30]*[.$B$2]/2)" office:value-type="float" office:value="0">
            <text:p>#DIV/0!</text:p>
          </table:table-cell>
          <table:table-cell table:style-name="ce4"/>
          <table:table-cell table:style-name="ce4" table:formula="of:=(1-[.G30]*[.$B$2]/2)/(1+[.G30]*[.$B$2]/2)" office:value-type="float" office:value="0">
            <text:p>#DIV/0!</text:p>
          </table:table-cell>
          <table:table-cell table:style-name="ce12"/>
          <table:table-cell table:style-name="ce4" table:formula="of:=1/[.A30]" office:value-type="float" office:value="0">
            <text:p>#DIV/0!</text:p>
          </table:table-cell>
          <table:table-cell table:style-name="ce4" table:formula="of:=1/[.C30]" office:value-type="float" office:value="0">
            <text:p>#DIV/0!</text:p>
          </table:table-cell>
          <table:table-cell table:style-name="ce8" table:formula="of:=POWER(([.L30]-1);2)/POWER(([.L30]+1);2)" office:value-type="float" office:value="0">
            <text:p>#DIV/0!</text:p>
          </table:table-cell>
          <table:table-cell table:style-name="ce8" table:formula="of:=2*([.L30]-1)/([.L30]+1)" office:value-type="float" office:value="0">
            <text:p>#DIV/0!</text:p>
          </table:table-cell>
          <table:table-cell table:style-name="ce8" table:formula="of:=POWER(([.M30]-1);2)/POWER(([.M30]+1);2)" office:value-type="float" office:value="0">
            <text:p>#DIV/0!</text:p>
          </table:table-cell>
          <table:table-cell table:style-name="ce8" table:formula="of:=2*([.M30]-1)/([.M30]+1)" office:value-type="float" office:value="0">
            <text:p>#DIV/0!</text:p>
          </table:table-cell>
          <table:table-cell table:style-name="ce8" table:formula="of:=2/([.F30]*[.$B$2])" office:value-type="float" office:value="0">
            <text:p>#DIV/0!</text:p>
          </table:table-cell>
          <table:table-cell table:style-name="ce8" table:formula="of:=2/([.G30]*[.$B$2])" office:value-type="float" office:value="0">
            <text:p>#DIV/0!</text:p>
          </table:table-cell>
        </table:table-row>
        <table:table-row table:style-name="ro1">
          <table:table-cell table:style-name="ce5"/>
          <table:table-cell table:style-name="ce4" table:formula="of:=(1-[.F31]*[.$B$2]/2)/(1+[.F31]*[.$B$2]/2)" office:value-type="float" office:value="0">
            <text:p>#DIV/0!</text:p>
          </table:table-cell>
          <table:table-cell table:style-name="ce4"/>
          <table:table-cell table:style-name="ce4" table:formula="of:=(1-[.G31]*[.$B$2]/2)/(1+[.G31]*[.$B$2]/2)" office:value-type="float" office:value="0">
            <text:p>#DIV/0!</text:p>
          </table:table-cell>
          <table:table-cell table:style-name="ce12"/>
          <table:table-cell table:style-name="ce4" table:formula="of:=1/[.A31]" office:value-type="float" office:value="0">
            <text:p>#DIV/0!</text:p>
          </table:table-cell>
          <table:table-cell table:style-name="ce4" table:formula="of:=1/[.C31]" office:value-type="float" office:value="0">
            <text:p>#DIV/0!</text:p>
          </table:table-cell>
          <table:table-cell table:style-name="ce8" table:formula="of:=POWER(([.L31]-1);2)/POWER(([.L31]+1);2)" office:value-type="float" office:value="0">
            <text:p>#DIV/0!</text:p>
          </table:table-cell>
          <table:table-cell table:style-name="ce8" table:formula="of:=2*([.L31]-1)/([.L31]+1)" office:value-type="float" office:value="0">
            <text:p>#DIV/0!</text:p>
          </table:table-cell>
          <table:table-cell table:style-name="ce8" table:formula="of:=POWER(([.M31]-1);2)/POWER(([.M31]+1);2)" office:value-type="float" office:value="0">
            <text:p>#DIV/0!</text:p>
          </table:table-cell>
          <table:table-cell table:style-name="ce8" table:formula="of:=2*([.M31]-1)/([.M31]+1)" office:value-type="float" office:value="0">
            <text:p>#DIV/0!</text:p>
          </table:table-cell>
          <table:table-cell table:style-name="ce8" table:formula="of:=2/([.F31]*[.$B$2])" office:value-type="float" office:value="0">
            <text:p>#DIV/0!</text:p>
          </table:table-cell>
          <table:table-cell table:style-name="ce8" table:formula="of:=2/([.G31]*[.$B$2])" office:value-type="float" office:value="0">
            <text:p>#DIV/0!</text:p>
          </table:table-cell>
        </table:table-row>
        <table:table-row table:style-name="ro1">
          <table:table-cell table:style-name="ce5"/>
          <table:table-cell table:style-name="ce4" table:formula="of:=(1-[.F32]*[.$B$2]/2)/(1+[.F32]*[.$B$2]/2)" office:value-type="float" office:value="0">
            <text:p>#DIV/0!</text:p>
          </table:table-cell>
          <table:table-cell table:style-name="ce4"/>
          <table:table-cell table:style-name="ce4" table:formula="of:=(1-[.G32]*[.$B$2]/2)/(1+[.G32]*[.$B$2]/2)" office:value-type="float" office:value="0">
            <text:p>#DIV/0!</text:p>
          </table:table-cell>
          <table:table-cell table:style-name="ce12"/>
          <table:table-cell table:style-name="ce4" table:formula="of:=1/[.A32]" office:value-type="float" office:value="0">
            <text:p>#DIV/0!</text:p>
          </table:table-cell>
          <table:table-cell table:style-name="ce4" table:formula="of:=1/[.C32]" office:value-type="float" office:value="0">
            <text:p>#DIV/0!</text:p>
          </table:table-cell>
          <table:table-cell table:style-name="ce8" table:formula="of:=POWER(([.L32]-1);2)/POWER(([.L32]+1);2)" office:value-type="float" office:value="0">
            <text:p>#DIV/0!</text:p>
          </table:table-cell>
          <table:table-cell table:style-name="ce8" table:formula="of:=2*([.L32]-1)/([.L32]+1)" office:value-type="float" office:value="0">
            <text:p>#DIV/0!</text:p>
          </table:table-cell>
          <table:table-cell table:style-name="ce8" table:formula="of:=POWER(([.M32]-1);2)/POWER(([.M32]+1);2)" office:value-type="float" office:value="0">
            <text:p>#DIV/0!</text:p>
          </table:table-cell>
          <table:table-cell table:style-name="ce8" table:formula="of:=2*([.M32]-1)/([.M32]+1)" office:value-type="float" office:value="0">
            <text:p>#DIV/0!</text:p>
          </table:table-cell>
          <table:table-cell table:style-name="ce8" table:formula="of:=2/([.F32]*[.$B$2])" office:value-type="float" office:value="0">
            <text:p>#DIV/0!</text:p>
          </table:table-cell>
          <table:table-cell table:style-name="ce8" table:formula="of:=2/([.G32]*[.$B$2])" office:value-type="float" office:value="0">
            <text:p>#DIV/0!</text:p>
          </table:table-cell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" table:number-columns-repeated="2"/>
          <table:table-cell table:style-name="ce6"/>
          <table:table-cell table:number-columns-repeated="9"/>
        </table:table-row>
        <table:table-row table:style-name="ro1">
          <table:table-cell/>
          <table:table-cell table:style-name="ce6" office:value-type="float" office:value="0.997731862612568">
            <text:p>9,9773E-001</text:p>
          </table:table-cell>
          <table:table-cell table:style-name="ce6"/>
          <table:table-cell table:style-name="ce10" office:value-type="float" office:value="0.999304545214297">
            <text:p>1</text:p>
          </table:table-cell>
          <table:table-cell/>
          <table:table-cell table:style-name="ce8"/>
          <table:table-cell table:number-columns-repeated="7"/>
        </table:table-row>
        <table:table-row table:style-name="ro1">
          <table:table-cell/>
          <table:table-cell table:style-name="ce6" office:value-type="float" office:value="0.992266239350612">
            <text:p>9,9227E-001</text:p>
          </table:table-cell>
          <table:table-cell table:style-name="ce10"/>
          <table:table-cell table:style-name="ce6" office:value-type="float" office:value="0.995569277012346">
            <text:p>9,9557E-001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6" office:value-type="float" office:value="0.978437568999779">
            <text:p>9,7844E-001</text:p>
          </table:table-cell>
          <table:table-cell table:style-name="ce6"/>
          <table:table-cell table:style-name="ce6" office:value-type="float" office:value="0.986992309853586">
            <text:p>9,8699E-001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6" office:value-type="float" office:value="0.941937162074283">
            <text:p>9,4194E-001</text:p>
          </table:table-cell>
          <table:table-cell table:style-name="ce6"/>
          <table:table-cell table:style-name="ce6" office:value-type="float" office:value="0.964517063034728">
            <text:p>9,6452E-001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6" office:value-type="float" office:value="0.847572128868619">
            <text:p>8,4757E-001</text:p>
          </table:table-cell>
          <table:table-cell table:style-name="ce6"/>
          <table:table-cell table:style-name="ce6" office:value-type="float" office:value="0.905572007010334">
            <text:p>9,0557E-001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6" office:value-type="float" office:value="0.60868040772371">
            <text:p>6,0868E-001</text:p>
          </table:table-cell>
          <table:table-cell table:style-name="ce6"/>
          <table:table-cell table:style-name="ce6" office:value-type="float" office:value="0.755720059096203">
            <text:p>7,5572E-001</text:p>
          </table:table-cell>
          <table:table-cell table:number-columns-repeated="2"/>
          <table:table-cell table:style-name="ce10"/>
          <table:table-cell table:style-name="ce8" office:value-type="float" office:value="0.942953342724304">
            <text:p>9,4295E-001</text:p>
          </table:table-cell>
          <table:table-cell table:style-name="ce8" office:value-type="float" office:value="1.94211569451905">
            <text:p>1,9421E+000</text:p>
          </table:table-cell>
          <table:table-cell table:style-name="ce8" office:value-type="float" office:value="0.98207638947485">
            <text:p>9,8208E-001</text:p>
          </table:table-cell>
          <table:table-cell table:style-name="ce8" office:value-type="float" office:value="1.98199534759782">
            <text:p>1,9820E+000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float" office:value="-0.216462138832391">
            <text:p>-0,22</text:p>
          </table:table-cell>
          <table:table-cell table:style-name="ce11"/>
          <table:table-cell office:value-type="float" office:value="0.355297903944545">
            <text:p>0,36</text:p>
          </table:table-cell>
          <table:table-cell table:number-columns-repeated="3"/>
          <table:table-cell table:style-name="ce8" office:value-type="float" office:value="0.820130398020325">
            <text:p>8,2013E-001</text:p>
          </table:table-cell>
          <table:table-cell table:style-name="ce8" office:value-type="float" office:value="1.81122102242694">
            <text:p>1,8112E+000</text:p>
          </table:table-cell>
          <table:table-cell table:style-name="ce8" office:value-type="float" office:value="0.892259061295362">
            <text:p>8,9226E-001</text:p>
          </table:table-cell>
          <table:table-cell table:style-name="ce8" office:value-type="float" office:value="1.88918930898453">
            <text:p>1,8892E+0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office:value-type="float" office:value="0.555012537301182">
            <text:p>5,5501E-001</text:p>
          </table:table-cell>
          <table:table-cell table:style-name="ce8" office:value-type="float" office:value="1.4899832714513">
            <text:p>1,4900E+000</text:p>
          </table:table-cell>
          <table:table-cell table:style-name="ce8" office:value-type="float" office:value="0.713884736176184">
            <text:p>7,1388E-001</text:p>
          </table:table-cell>
          <table:table-cell table:style-name="ce8" office:value-type="float" office:value="1.68983399915635">
            <text:p>1,6898E+0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office:value-type="float" office:value="0.00169786576719177">
            <text:p>1,6979E-003</text:p>
          </table:table-cell>
          <table:table-cell table:style-name="ce8" office:value-type="float" office:value="0.0824103335071948">
            <text:p>8,2410E-002</text:p>
          </table:table-cell>
          <table:table-cell table:style-name="ce8" office:value-type="float" office:value="0.311546351529192">
            <text:p>3,1155E-001</text:p>
          </table:table-cell>
          <table:table-cell table:style-name="ce8" office:value-type="float" office:value="1.11632674702202">
            <text:p>1,1163E+00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float" office:value="0.998510885427525">
            <text:p>9,9851E-001</text:p>
          </table:table-cell>
          <table:table-cell/>
          <table:table-cell table:style-name="ce6" office:value-type="float" office:value="0.997424140951007">
            <text:p>9,9742E-00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0.992994412343285">
            <text:p>9,9299E-001</text:p>
          </table:table-cell>
          <table:table-cell/>
          <table:table-cell table:style-name="ce6" office:value-type="float" office:value="0.9908550191313">
            <text:p>9,9086E-00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0.980767159540258">
            <text:p>9,8077E-001</text:p>
          </table:table-cell>
          <table:table-cell/>
          <table:table-cell table:style-name="ce6" office:value-type="float" office:value="0.97558002328689">
            <text:p>9,7558E-00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0.950635030961709">
            <text:p>9,5064E-001</text:p>
          </table:table-cell>
          <table:table-cell/>
          <table:table-cell table:style-name="ce6" office:value-type="float" office:value="0.937786183555644">
            <text:p>9,3779E-00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0.876679623527555">
            <text:p>8,7668E-001</text:p>
          </table:table-cell>
          <table:table-cell/>
          <table:table-cell table:style-name="ce6" office:value-type="float" office:value="0.845640898987404">
            <text:p>8,4564E-00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0.699706913948013">
            <text:p>6,9971E-001</text:p>
          </table:table-cell>
          <table:table-cell/>
          <table:table-cell table:style-name="ce6" office:value-type="float" office:value="0.624926485591176">
            <text:p>6,2493E-001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0.227870776453147">
            <text:p>2,2787E-001</text:p>
          </table:table-cell>
          <table:table-cell/>
          <table:table-cell table:style-name="ce6" office:value-type="float" office:value="-0.0422624933920558">
            <text:p>-4,2262E-002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3">
          <table:table-cell table:style-name="ce7"/>
          <table:table-cell table:number-columns-repeated="12"/>
        </table:table-row>
        <table:table-row table:style-name="ro1">
          <table:table-cell table:style-name="ce7"/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number-style style:name="N110">
      <number:scientific-number number:decimal-places="6" number:min-integer-digits="1" number:min-exponent-digits="3"/>
    </number:number-style>
    <number:number-style style:name="N111">
      <number:scientific-number number:decimal-places="4" number:min-integer-digits="1" number:min-exponent-digits="3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4.09.2013</text:date>, <text:time>13:5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9T10:45:50</meta:creation-date>
    <dc:date>2013-09-04T13:54:26.25</dc:date>
    <dc:language>ru-RU</dc:language>
    <meta:editing-cycles>22</meta:editing-cycles>
    <meta:editing-duration>PT14H53M36S</meta:editing-duration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